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/>
    <style:style style:name="T15_3" style:family="text">
      <style:text-properties fo:color="#0000ee" fo:language="none" fo:language-asian="none" fo:language-complex="none" style:text-underline-style="solid" style:text-underline-color="font-color"/>
    </style:style>
    <style:style style:name="T15_4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/>
    <style:style style:name="T16_3" style:family="text">
      <style:text-properties fo:color="#0000ee" fo:language="none" fo:language-asian="none" fo:language-complex="none" style:text-underline-style="solid" style:text-underline-color="font-color"/>
    </style:style>
    <style:style style:name="T16_4" style:family="text"/>
    <style:style style:name="T16_5" style:family="text"/>
    <style:style style:name="T16_6" style:family="text">
      <style:text-properties fo:color="#0000ee" fo:language="none" fo:language-asian="none" fo:language-complex="none" style:text-underline-style="solid" style:text-underline-color="font-color"/>
    </style:style>
    <style:style style:name="T16_7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3" style:family="text"/>
    <style:style style:name="T1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5" style:family="text"/>
    <style:style style:name="T17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7" style:family="text"/>
    <style:style style:name="P18" style:family="paragraph" style:parent-style-name="Heading_20_2">
      <style:paragraph-properties fo:margin-top="0.527cm" fo:margin-bottom="0.527cm"/>
    </style:style>
    <style:style style:name="T1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P20" style:family="paragraph" style:parent-style-name="Normal">
      <style:paragraph-properties fo:margin-top="0.423cm" fo:margin-bottom="0.423cm"/>
    </style:style>
    <style:style style:name="T20_1" style:family="text"/>
  </office:automatic-styles>
  <office:body>
    <office:text>
      <text:h text:style-name="P1" text:outline-level="1"><text:span text:style-name="T1_1">Configuring<text:s/>SSL<text:s/>with<text:s/>Apache<text:s/>and<text:s/>Let's<text:s/>Encrypt<text:s/>(Part<text:s/>1<text:s/>-<text:s/>Let's<text:s/>Encrypt<text:s/>and<text:s/>CertBot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0-19<text:s/>22:47:4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With<text:s/>the<text:s/>robustness<text:s/>of<text:s/>modern<text:s/>webpages,<text:s/>HTTPS<text:s/>is<text:s/>the<text:s/>way<text:s/>to<text:s/>go<text:s/>for<text:s/>almost<text:s/>any<text:s/>website.<text:s/>Most<text:s/>of<text:s/>the<text:s/>time<text:s/>an<text:s/>individual<text:s/>is<text:s/>online,<text:s/>they're<text:s/>exchanging<text:s/>sensitive<text:s/>information<text:s/>like<text:s/>passwords<text:s/>and<text:s/>personal<text:s/>information.<text:s/>If<text:s/>you're<text:s/>logging<text:s/>into<text:s/>a<text:s/>site<text:s/>with<text:s/>a<text:s/>password,<text:s/>a<text:s/>securely<text:s/>encrypted<text:s/>connection<text:s/>is<text:s/>a<text:s/>must.</text:span></text:p>
      <text:p text:style-name="P8"><text:span text:style-name="T8_1">However,<text:s/>even<text:s/>informational<text:s/>sites<text:s/>should<text:s/>use<text:s/>encryption!<text:s/>If<text:s/>you're<text:s/>running<text:s/>a<text:s/>site<text:s/>for<text:s/>a<text:s/>small<text:s/>business,<text:s/>a<text:s/>topic<text:s/>that<text:s/>interests<text:s/>you,<text:s/>or<text:s/>even<text:s/>your<text:s/>own<text:s/>portfolio,<text:s/>your<text:s/>users<text:s/>can<text:s/>benefit<text:s/>from<text:s/>increased<text:s/>privacy<text:s/>and<text:s/>security<text:s/>when<text:s/>they<text:s/>connect<text:s/>using<text:s/>HTTPS<text:s/>rather<text:s/>than<text:s/>plain<text:s/>text<text:s/>HTTP.</text:span></text:p>
      <text:h text:style-name="P9" text:outline-level="2"><text:span text:style-name="T9_1">Configuring<text:s/>SSL<text:s/>for<text:s/>a<text:s/>Website</text:span></text:h>
      <text:h text:style-name="P10" text:outline-level="3"><text:span text:style-name="T10_1">Why<text:s/>SSL?</text:span></text:h>
      <text:p text:style-name="P11"><text:span text:style-name="T11_1">It's<text:s/>important<text:s/>to<text:s/>roughly<text:s/>understand<text:s/>how<text:s/>HTTPS<text:s/>works,<text:s/>and<text:s/>why<text:s/>using<text:s/>it<text:s/>will<text:s/>improve<text:s/>the<text:s/>privacy<text:s/>and<text:s/>security<text:s/>of<text:s/>your<text:s/>users.<text:s/>From<text:s/>the<text:s/>10,000<text:s/>foot<text:s/>view,<text:s/>what<text:s/>SSL<text:s/>does<text:s/>is<text:s/>encrypt<text:s/>all<text:s/>the<text:s/>traffic<text:s/>between<text:s/>the<text:s/>client<text:s/>(the<text:s/>user's<text:s/>browser)<text:s/>and<text:s/>the<text:s/>server<text:s/>(your<text:s/>web<text:s/>server).<text:s/>Everything<text:s/>beyond<text:s/>the<text:s/>domain<text:s/>name<text:s/>is<text:s/>encrypted,<text:s/>and<text:s/>therefore<text:s/>hidden<text:s/>from<text:s/>a<text:s/>man-in-the<text:s/>middle<text:s/>attacker.</text:span></text:p>
      <text:p text:style-name="P12"><text:span text:style-name="T12_1">From<text:s/>a<text:s/>security<text:s/>perspective,<text:s/>this<text:s/>prevents<text:s/>an<text:s/>adversary<text:s/>on<text:s/>the<text:s/>network<text:s/>from<text:s/>modifying<text:s/>content<text:s/>en-route<text:s/>to<text:s/>the<text:s/>user.<text:s/>Imagine<text:s/>you're<text:s/>an<text:s/>application<text:s/>developer<text:s/>and<text:s/>you<text:s/>have<text:s/>software<text:s/>available<text:s/>for<text:s/>download.<text:s/>You<text:s/>even<text:s/>go<text:s/>so<text:s/>far<text:s/>as<text:s/>to<text:s/>supply<text:s/>a<text:s/>SHA-256<text:s/>fingerprint<text:s/>of<text:s/>your<text:s/>application<text:s/>so<text:s/>that<text:s/>users<text:s/>can<text:s/>verify<text:s/>its<text:s/>contents.<text:s/>If<text:s/>you're<text:s/>transmitting<text:s/>your<text:s/>application<text:s/>over<text:s/>HTTP,<text:s/>a<text:s/>malicious<text:s/>man-in-the-middle<text:s/>could<text:s/>modify<text:s/>the<text:s/>application<text:s/></text:span><text:span text:style-name="T12_2">and</text:span><text:span text:style-name="T12_3"><text:s/>fingerprint<text:s/>in<text:s/>transit,<text:s/>giving<text:s/>your<text:s/>end<text:s/>user<text:s/>a<text:s/>nice<text:s/>dose<text:s/>of<text:s/>malware.<text:s/>But<text:s/>if<text:s/>you<text:s/>allows<text:s/>your<text:s/>users<text:s/>to<text:s/>download<text:s/>over<text:s/>a<text:s/>secure<text:s/>connection,<text:s/>the<text:s/>attacker<text:s/>could<text:s/>not<text:s/>see<text:s/>or<text:s/>change<text:s/>either<text:s/>component<text:s/>on<text:s/>its<text:s/>way<text:s/>to<text:s/>your<text:s/>(happy,<text:s/>malware<text:s/>free)<text:s/>consumer.</text:span></text:p>
      <text:p text:style-name="P13"><text:span text:style-name="T13_1">From<text:s/>a<text:s/>privacy<text:s/>perspective,<text:s/>HTTPS<text:s/>prevents<text:s/>a<text:s/>man-in-the-middle<text:s/>from<text:s/>snooping<text:s/>on<text:s/>what<text:s/>your<text:s/>user<text:s/>is<text:s/>viewing<text:s/>on<text:s/>your<text:s/>website.<text:s/>The<text:s/>only<text:s/>thing<text:s/>someone<text:s/>on<text:s/>the<text:s/>network<text:s/>could<text:s/>see<text:s/>is<text:s/>that<text:s/>they<text:s/>are<text:s/>connecting<text:s/>to<text:s/>your<text:s/>particular<text:s/>domain,<text:s/>no<text:s/>specific<text:s/>URLs<text:s/>or<text:s/>content.<text:s/>Imagine<text:s/>your<text:s/>user<text:s/>is<text:s/>doing<text:s/>research<text:s/>on<text:s/>a<text:s/>sensitive<text:s/>topic,<text:s/>or<text:s/>trying<text:s/>to<text:s/>download<text:s/>a<text:s/>piece<text:s/>of<text:s/>software<text:s/>that<text:s/>someone<text:s/>doesn't<text:s/>want<text:s/>them<text:s/>to<text:s/>have.<text:s/>To<text:s/>some<text:s/>extent,<text:s/>HTTPS<text:s/>protects<text:s/>that<text:s/>person's<text:s/>privacy<text:s/>by<text:s/>preventing<text:s/>a<text:s/>snooper<text:s/>from<text:s/>understanding<text:s/>what<text:s/>they<text:s/>see<text:s/>going<text:s/>over<text:s/>the<text:s/>wire.</text:span></text:p>
      <text:h text:style-name="P14" text:outline-level="3"><text:span text:style-name="T14_1">Obtaining<text:s/>an<text:s/>SSL<text:s/>Certificate<text:s/>with<text:s/>Let's<text:s/>Encrypt</text:span></text:h>
      <text:p text:style-name="P15"><text:span text:style-name="T15_1">If<text:s/>you're<text:s/>sufficiently<text:s/>convinced<text:s/>that<text:s/>your<text:s/>website<text:s/>should<text:s/>use<text:s/>SSL,<text:s/>the<text:s/>good<text:s/>news<text:s/>is<text:s/>that<text:s/>you<text:s/>can<text:s/>set<text:s/>that<text:s/>up<text:s/>for<text:s/>free!<text:s/>The<text:s/>awesome<text:s/>folks<text:s/>over<text:s/>at<text:s/></text:span><text:span text:style-name="T15_2"><text:a xlink:type="simple" xlink:href="https://letsencrypt.org/"><text:span text:style-name="T15_3">Let's<text:s/>Encrypt</text:span></text:a></text:span><text:span text:style-name="T15_4"><text:s/>have<text:s/>developed<text:s/>a<text:s/>service<text:s/>that<text:s/>allows<text:s/>you<text:s/>to<text:s/>obtain<text:s/>your<text:s/>very<text:s/>own,<text:s/>CA<text:s/>signed<text:s/>SSL<text:s/>certificate<text:s/>from<text:s/>the<text:s/>command<text:s/>line.</text:span></text:p>
      <text:p text:style-name="P16"><text:span text:style-name="T16_1">To<text:s/>actually<text:s/>get<text:s/>the<text:s/>certificate<text:s/>for<text:s/>your<text:s/>system,<text:s/>you'll<text:s/>want<text:s/>to<text:s/>use<text:s/>an<text:s/>ACME<text:s/>client<text:s/>called<text:s/></text:span><text:span text:style-name="T16_2"><text:a xlink:type="simple" xlink:href="https://certbot.eff.org/"><text:span text:style-name="T16_3">CertBot</text:span></text:a></text:span><text:span text:style-name="T16_4"><text:s/>from<text:s/>the<text:s/></text:span><text:span text:style-name="T16_5"><text:a xlink:type="simple" xlink:href="https://www.eff.org/"><text:span text:style-name="T16_6">Electronic<text:s/>Frontier<text:s/>Foundation</text:span></text:a></text:span><text:span text:style-name="T16_7">.<text:s/>CertBot<text:s/>uses<text:s/>the<text:s/>ACME<text:s/>protocol<text:s/>to<text:s/>automatically<text:s/>verify<text:s/>your<text:s/>ownership<text:s/>of<text:s/>the<text:s/>domain<text:s/>you<text:s/>want<text:s/>a<text:s/>certificate<text:s/>for<text:s/>and<text:s/>fetch<text:s/>that<text:s/>certificate<text:s/>from<text:s/>the<text:s/>Let's<text:s/>Encrypt<text:s/>service.</text:span></text:p>
      <text:p text:style-name="P17"><text:span text:style-name="T17_1">The<text:s/>CertBot<text:s/>website<text:s/>has<text:s/>instructions<text:s/>for<text:s/>all<text:s/>kinds<text:s/>of<text:s/>web<text:s/>servers<text:s/>and<text:s/>server<text:s/>operating<text:s/>systems.<text:s/>You<text:s/>can<text:s/>visit<text:s/>that<text:s/>site<text:s/>if<text:s/>you<text:s/>need<text:s/>further<text:s/>help<text:s/>for<text:s/>a<text:s/>particular<text:s/>combination,<text:s/>but<text:s/>in<text:s/>this<text:s/>article<text:s/>I'll<text:s/>show<text:s/>you<text:s/>how<text:s/>to<text:s/>get<text:s/>a<text:s/>certificate<text:s/>on<text:s/>Ubuntu<text:s/>Server<text:s/>for<text:s/>Apache<text:s/>(that's<text:s/>what<text:s/>I<text:s/>use).<text:s/>To<text:s/>install<text:s/>the<text:s/></text:span><text:span text:style-name="T17_2">CertBot</text:span><text:span text:style-name="T17_3"><text:s/>application,<text:s/>run:<text:s/></text:span><text:span text:style-name="T17_4">sudo<text:s/>apt-get<text:s/>update<text:s/>sudo<text:s/>apt-get<text:s/>install<text:s/>software-properties-common<text:s/>sudo<text:s/>add-apt-repository<text:s/>ppa:certbot/certbot<text:s/>sudo<text:s/>apt-get<text:s/>update<text:s/>sudo<text:s/>apt-get<text:s/>install<text:s/>python-certbot-apache<text:s/></text:span><text:span text:style-name="T17_5">Once<text:s/>certbot<text:s/>is<text:s/>installed,<text:s/>you<text:s/>have<text:s/>two<text:s/>options<text:s/>for<text:s/>fetching<text:s/>a<text:s/>certificate.<text:s/>If<text:s/>you<text:s/>only<text:s/>have<text:s/>one<text:s/>website<text:s/>with<text:s/>a<text:s/>basic<text:s/>configuration,<text:s/>you<text:s/>can<text:s/>have<text:s/>CertBot<text:s/>automatically<text:s/>configure<text:s/>Apache<text:s/>to<text:s/>use<text:s/>the<text:s/>SSL<text:s/>certificate<text:s/>it<text:s/>will<text:s/>generate.<text:s/>This<text:s/>is<text:s/>done<text:s/>using:<text:s/></text:span><text:span text:style-name="T17_6">sudo<text:s/>certbot<text:s/>--apache</text:span><text:span text:style-name="T17_7"><text:s/>That's<text:s/>all<text:s/>you<text:s/>need!<text:s/>You<text:s/>can<text:s/>now<text:s/>visit<text:s/>your<text:s/>website<text:s/>and<text:s/>you<text:s/>should<text:s/>see<text:s/>a<text:s/>little<text:s/>green<text:s/>lock<text:s/>in<text:s/>your<text:s/>browser<text:s/>indicating<text:s/>that<text:s/>you're<text:s/>connected<text:s/>via<text:s/>HTTPS<text:s/>with<text:s/>a<text:s/>valid<text:s/>certificate.<text:s/></text:span></text:p>
      <text:h text:style-name="P18" text:outline-level="2"><text:span text:style-name="T18_1">Using<text:s/>HTTPS<text:s/>to<text:s/>Keep<text:s/>Your<text:s/>Users<text:s/>Secure</text:span></text:h>
      <text:p text:style-name="P19"><text:span text:style-name="T19_1">It's<text:s/>important<text:s/>to<text:s/>encrypt<text:s/>traffic<text:s/>between<text:s/>your<text:s/>server<text:s/>and<text:s/>the<text:s/>clients<text:s/>browsing<text:s/>your<text:s/>site<text:s/>so<text:s/>that<text:s/>sensitive<text:s/>information<text:s/>cannot<text:s/>be<text:s/>snooped<text:s/>or<text:s/>manipulated<text:s/>by<text:s/>someone<text:s/>on<text:s/>the<text:s/>network.<text:s/>This<text:s/>article<text:s/>discusses<text:s/></text:span><text:span text:style-name="T19_2">why</text:span><text:span text:style-name="T19_3"><text:s/>you<text:s/>should<text:s/>be<text:s/>using<text:s/>HTTPS<text:s/>for<text:s/>your<text:s/>websites,<text:s/>and<text:s/>how<text:s/>to<text:s/>get<text:s/>a<text:s/>free<text:s/>certificate<text:s/>with<text:s/>EFF's<text:s/>CertBot<text:s/>and<text:s/>Let's<text:s/>Encrypt.<text:s/>The<text:s/>Apache<text:s/>configuration<text:s/>is<text:s/>done<text:s/>automatically<text:s/>using<text:s/>the<text:s/>commands<text:s/>shown<text:s/>here.<text:s/></text:span></text:p>
      <text:p text:style-name="P20"><text:span text:style-name="T20_1">However,<text:s/>if<text:s/>you're<text:s/>like<text:s/>me,<text:s/>you<text:s/>may<text:s/>prefer<text:s/>a<text:s/>little<text:s/>more<text:s/>fine-tuned<text:s/>control<text:s/>over<text:s/>your<text:s/>system<text:s/>configuration.<text:s/>The<text:s/>next<text:s/>article<text:s/>will<text:s/>go<text:s/>more<text:s/>in<text:s/>depth<text:s/>on<text:s/>hand-tuning<text:s/>Apache<text:s/>for<text:s/>your<text:s/>needs<text:s/>-<text:s/>we'll<text:s/>cover<text:s/>certificate-only<text:s/>CertBot<text:s/>usage,<text:s/>making<text:s/>SSL<text:s/>virtual<text:s/>hosts,<text:s/>and<text:s/>forcing<text:s/>secure<text:s/>connections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nfiguring SSL with Apache and Let's Encrypt (Part 1 - Let's Encrypt and CertBot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